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5.45cm" fo:min-width="17.6cm"/>
    </style:style>
    <style:style style:name="gr2" style:family="graphic" style:parent-style-name="standard">
      <style:graphic-properties draw:fill-color="#3399ff" draw:textarea-horizontal-align="justify" draw:textarea-vertical-align="middle" draw:auto-grow-height="false" fo:min-height="5.45cm" fo:min-width="17.6cm"/>
    </style:style>
    <style:style style:name="gr3" style:family="graphic" style:parent-style-name="standard">
      <style:graphic-properties draw:fill-color="#0066ff" draw:textarea-horizontal-align="justify" draw:textarea-vertical-align="middle" draw:auto-grow-height="false" fo:min-height="5.45cm" fo:min-width="17.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66ccff"/>
      <style:paragraph-properties fo:text-align="center"/>
    </style:style>
    <style:style style:name="P3" style:family="paragraph">
      <loext:graphic-properties draw:fill-color="#3399ff"/>
      <style:paragraph-properties fo:text-align="center"/>
    </style:style>
    <style:style style:name="P4" style:family="paragraph">
      <loext:graphic-properties draw:fill-color="#0066ff"/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1cm" svg:height="5.7cm" svg:x="1.9cm" svg:y="2.2cm">
          <text:p text:style-name="P1"><text:span text:style-name="T1">Préprocessing :</text:span></text:p>
          <text:p text:style-name="P1">→Libraries et macros (boutons, swtich, pins, modes, étas …)</text:p>
          <text:p text:style-name="P1">→Variables globales  et <text:s/>protoypes de fonction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1cm" svg:height="5.7cm" svg:x="1.8cm" svg:y="9.4cm">
          <text:p text:style-name="P1"><text:span text:style-name="T1">Fonction void setup() :</text:span></text:p>
          <text:p text:style-name="P1">→Initialisation du menu actuel, du modèle, de la carte SD,</text:p>
          <text:p text:style-name="P1">du LCD, du debouncer pour les boutons, de l’interface série</text:p>
          <text:p text:style-name="P1">pour l’ordinateur et le GPS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8.1cm" svg:height="5.7cm" svg:x="1.6cm" svg:y="17.5cm">
          <text:p text:style-name="P1"><text:span text:style-name="T1">Fonction void loop() :</text:span></text:p>
          <text:p text:style-name="P1"><text:span text:style-name="T2">→ </text:span><text:span text:style-name="T2">gestion de la valeur et l’état des boutons</text:span></text:p>
          <text:p text:style-name="P1"><text:span text:style-name="T2">→ </text:span><text:span text:style-name="T2">actions en fonction des switchs activés : changement de </text:span></text:p>
          <text:p text:style-name="P1"><text:span text:style-name="T2">menu, configuration <text:s/>…</text:span></text:p>
          <text:p text:style-name="P1"><text:span text:style-name="T2">→ </text:span><text:span text:style-name="T2">mise à jour des informations de menu et de modèle</text:span></text:p>
          <text:p text:style-name="P1"><text:span text:style-name="T2">→ </text:span><text:span text:style-name="T2">Gestion de la configuration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0.8cm" svg:y1="8cm" svg:x2="10.8cm" svg:y2="9.4cm">
          <text:p/>
        </draw:line>
        <draw:line draw:style-name="gr4" draw:text-style-name="P5" draw:layer="layout" svg:x1="10.4cm" svg:y1="15.2cm" svg:x2="10.5cm" svg:y2="17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3T16:55:48.255565547</meta:creation-date>
    <dc:date>2017-06-13T17:08:38.837469183</dc:date>
    <meta:editing-duration>PT1M20S</meta:editing-duration>
    <meta:editing-cycles>1</meta:editing-cycles>
    <meta:document-statistic meta:object-count="5"/>
    <meta:generator>LibreOffice/5.2.7.2$Linux_X86_64 LibreOffice_project/20m0$Build-2</meta:generator>
  </office:meta>
</office:document-meta>
</file>